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 fo:background-color="#ffffff"/>
    </style:style>
    <style:style style:name="P5" style:family="paragraph" style:parent-style-name="Standard">
      <style:paragraph-properties fo:margin-top="0in" fo:margin-bottom="0in" loext:contextual-spacing="false"/>
      <style:text-properties fo:color="#1c4587" fo:font-size="10pt" style:font-size-asian="10pt" style:font-size-complex="10pt" fo:background-color="#ffffff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loext:graphic-properties draw:fill="solid" draw:fill-color="#ffffff"/>
      <style:paragraph-properties fo:margin-top="0in" fo:margin-bottom="0.278in" loext:contextual-spacing="false" fo:line-height="169%" fo:text-align="justify" style:justify-single-word="false" fo:background-color="#ffffff"/>
      <style:text-properties fo:font-size="12pt" style:font-size-asian="12pt" style:font-size-complex="12pt" fo:background-color="#ffffff"/>
    </style:style>
    <style:style style:name="P8" style:family="paragraph" style:parent-style-name="Standard">
      <loext:graphic-properties draw:fill="solid" draw:fill-color="#ffffff"/>
      <style:paragraph-properties fo:margin-top="0in" fo:margin-bottom="0.278in" loext:contextual-spacing="false" fo:line-height="169%" fo:text-align="justify" style:justify-single-word="false" fo:background-color="#ffffff"/>
    </style:style>
    <style:style style:name="P9" style:family="paragraph" style:parent-style-name="Heading_20_2">
      <loext:graphic-properties draw:fill="solid" draw:fill-color="#ffffff"/>
      <style:paragraph-properties fo:margin-top="0.25in" fo:margin-bottom="0.278in" loext:contextual-spacing="false" fo:line-height="169%" fo:text-align="justify" style:justify-single-word="false" fo:background-color="#ffffff"/>
    </style:style>
    <style:style style:name="P10" style:family="paragraph" style:parent-style-name="Heading_20_1">
      <style:paragraph-properties fo:margin-top="0.278in" fo:margin-bottom="0.0835in" loext:contextual-spacing="false"/>
    </style:style>
    <style:style style:name="P11" style:family="paragraph" style:parent-style-name="Heading_20_3">
      <loext:graphic-properties draw:fill="solid" draw:fill-color="#ffffff"/>
      <style:paragraph-properties fo:margin-top="0.222in" fo:margin-bottom="0.278in" loext:contextual-spacing="false" fo:line-height="169%" fo:text-align="justify" style:justify-single-word="false" fo:background-color="#ffffff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fo:background-color="#ffffff"/>
    </style:style>
    <style:style style:name="T7" style:family="text">
      <style:text-properties fo:color="#1c4587" fo:font-size="12pt" style:font-size-asian="12pt" style:font-size-complex="12pt" fo:background-color="#ffffff"/>
    </style:style>
    <style:style style:name="T8" style:family="text">
      <style:text-properties fo:color="#1c4587" fo:font-size="10pt" style:font-size-asian="10pt" style:font-size-complex="10pt" fo:background-color="#ffffff"/>
    </style:style>
    <style:style style:name="T9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ssunto:</text:span><text:span text:style-name="T2"> Ortopedia e traumatologia.</text:span></text:p>
      <text:p text:style-name="P1"><text:span text:style-name="T1">Referencias:</text:span></text:p>
      <text:p text:style-name="P1"><text:a xlink:type="simple" xlink:href="http://fisioworkrs.com.br/site/especialidade/3/fisioterapia_traumato_ortopedica_e_desportiva/" text:style-name="Internet_20_link" text:visited-style-name="Visited_20_Internet_20_Link"><text:span text:style-name="T3">http://fisioworkrs.com.br/site/especialidade/3/fisioterapia_traumato_ortopedica_e_desportiva/</text:span></text:a></text:p>
      <text:p text:style-name="P1"><text:a xlink:type="simple" xlink:href="https://mairafioravanti.wordpress.com/2011/02/10/o-que-e-fisioterapia-ortopedica-e-traumatologica/" text:style-name="Internet_20_link" text:visited-style-name="Visited_20_Internet_20_Link"><text:span text:style-name="T3">https://mairafioravanti.wordpress.com/2011/02/10/o-que-e-fisioterapia-ortopedica-e-traumatologica/</text:span></text:a></text:p>
      <text:p text:style-name="P1"><text:a xlink:type="simple" xlink:href="https://www.portaleducacao.com.br/conteudo/artigos/fisioterapia/fisioterapia-em-ortopedia-traumatologia-e-reumatologia/57578" text:style-name="Internet_20_link" text:visited-style-name="Visited_20_Internet_20_Link"><text:span text:style-name="T3">https://www.portaleducacao.com.br/conteudo/artigos/fisioterapia/fisioterapia-em-ortopedia-traumatologia-e-reumatologia/57578</text:span></text:a></text:p>
      <text:p text:style-name="P1"><text:a xlink:type="simple" xlink:href="https://www.portaleducacao.com.br/conteudo/artigos/fisioterapia/funcao-da-fisioterapia-em-traumato-ortopedia-e-reumatologia/58455" text:style-name="Internet_20_link" text:visited-style-name="Visited_20_Internet_20_Link"><text:span text:style-name="T3">https://www.portaleducacao.com.br/conteudo/artigos/fisioterapia/funcao-da-fisioterapia-em-traumato-ortopedia-e-reumatologia/58455</text:span></text:a></text:p>
      <text:p text:style-name="P1"><text:a xlink:type="simple" xlink:href="http://fisioworkrs.com.br/site/especialidade/3/fisioterapia_traumato_ortopedica_e_desportiva/" text:style-name="Internet_20_link" text:visited-style-name="Visited_20_Internet_20_Link"><text:span text:style-name="T3">http://fisioworkrs.com.br/site/especialidade/3/fisioterapia_traumato_ortopedica_e_desportiva/</text:span></text:a></text:p>
      <text:p text:style-name="P2"/>
      <text:p text:style-name="P1"><text:span text:style-name="T4">Texto de apoio: </text:span><text:span text:style-name="T5">Você que a má postura em um tempo muito grande pode prejudicar sua coluna e seus outros membros, veja e tire suas dúvidas.</text:span></text:p>
      <text:p text:style-name="P2"/>
      <text:p text:style-name="P2"/>
      <text:p text:style-name="P1"><text:span text:style-name="T4">Título: </text:span></text:p>
      <text:p text:style-name="P10"><text:bookmark text:name="_kv1a9pjdx2d7"/>Você sabe o que a fisioterapia traumato - ortopédica faz?</text:p>
      <text:p text:style-name="P3"/>
      <text:p text:style-name="P4"/>
      <text:p text:style-name="P1"><text:span text:style-name="T6">A fisioterapia Traumato - Ortopédica é um composto de ações terapêuticas que visa melhorar, restaurar e recuperar a funcionalidade do indivíduo que podem ser decorrentes de maus hábitos posturais. Basicamente são tratamentos de doenças relacionadas a problemas locomotores e deformidades nos ossos, como ligamentos, músculos e articulações, como:</text:span></text:p>
      <text:p text:style-name="P4"/>
      <text:p text:style-name="P1"><text:span text:style-name="T6">Distúrbios mecânicos na coluna vertebral.</text:span></text:p>
      <text:p text:style-name="P1"><text:span text:style-name="T6">Desequilíbrios musculares.</text:span></text:p>
      <text:p text:style-name="P1"><text:span text:style-name="T6">Contusões e Distensões musculares.</text:span></text:p>
      <text:p text:style-name="P1"><text:span text:style-name="T6">Lesões ligamentares.</text:span></text:p>
      <text:p text:style-name="P1"><text:span text:style-name="T6">Pré e Pós-operatório de cirurgias.</text:span></text:p>
      <text:p text:style-name="P4"/>
      <text:p text:style-name="P1"><text:span text:style-name="T6">A fisioterapia tem o objetivo de potencializar a funcionalidade do paciente diminuindo o quadro doloroso e as transformações encontradas no sistema motor e sensitivo.</text:span></text:p>
      <text:p text:style-name="P4"/>
      <text:p text:style-name="P1"><text:soft-page-break/><text:span text:style-name="T6">Aliviar as dores;</text:span></text:p>
      <text:p text:style-name="P1"><text:span text:style-name="T6">Melhorar a circulação;</text:span></text:p>
      <text:p text:style-name="P1"><text:span text:style-name="T6">Fortalecimento muscular;</text:span></text:p>
      <text:p text:style-name="P1"><text:span text:style-name="T6">Recuperações de movimentos;</text:span></text:p>
      <text:p text:style-name="P1"><text:span text:style-name="T6">Reeducação postural;</text:span></text:p>
      <text:p text:style-name="P4"/>
      <text:p text:style-name="P1"><text:span text:style-name="T6">Com os procedimentos feitos com cuidados e regrados poderá ser evitado processos cirúrgicos.</text:span></text:p>
      <text:p text:style-name="P7"/>
      <text:p text:style-name="P9"><text:bookmark text:name="_2zz8koa2j27g"/>Prevenção:</text:p>
      <text:p text:style-name="P8"><text:span text:style-name="T6">Por meio de avaliações detalhadas o fisioterapeuta pode observar desequilíbrios musculares, posturas viciosas obtidas diariamente, podendo ocasionar futuras lesões. O indivíduo que tem seus afazeres e trabalha com movimento repetitivos gerando uma lesão no sistema musculoesquelético devido ao uso excessivo e com falta de tempo para se recuperar, pode ser auxiliado por um fisioterapeuta para criar medidas de como manter uma postura adequada melhorando sua coluna e mantendo a funcionalidade do sistema</text:span></text:p>
      <text:p text:style-name="P11"><text:bookmark text:name="_dcuv29z28qeb"/><text:span text:style-name="T9">Prevenção pós- lesões:</text:span> </text:p>
      <text:p text:style-name="P8"><text:span text:style-name="T6">Várias lesões não conseguem ser evitadas, isso pode acontecer em treinos, competições, atividades entre outros, a função do fisioterapeuta traumato - ortopédica é fazer com que devolva ao paciente o seu ritmo normal, capacitando ele a realizar suas atividades diárias. A fisioterapia incentiva e oferece o cuidado à saúde.</text:span></text:p>
      <text:p text:style-name="P9"><text:bookmark text:name="_6x29aaqpqsvi"/>Reabilitação no pós-operatório:</text:p>
      <text:p text:style-name="P8"><text:span text:style-name="T6">A fisioterapia possui um papel muito importante para a reabilitação do paciente em cirurgias ortopédicas. O fisioterapeuta acompanha gradativamente a evolução do paciente. Auxiliando ele a suas cicatrizes de sua estrutura lesada, sustentando sua movimentação, evitando efeitos de imobilização e fraqueza muscular. Proporcionando ao paciente que volte a sua rotina. Os tratamentos são realizados conforme a dificuldade do paciente.</text:span></text:p>
      <text:p text:style-name="P5"/>
      <text:p text:style-name="P5"/>
      <text:p text:style-name="P5"/>
      <text:p text:style-name="P5"/>
      <text:p text:style-name="P1"><text:span text:style-name="T8">120x 20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352" meta:character-count="2984" meta:non-whitespace-character-count="2660"/>
    <meta:generator>LibreOfficeDev/5.1.0.3$Linux_X86_64 LibreOffice_project/</meta:generator>
  </office:meta>
</office:document-meta>
</file>